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VariableArgumentResolver.addRequestValue( String name , Object value , MethodParameter parameter , HttpRequestValues . Builder request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riableArgumentResolver.PathVariableArgumentResolv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riableArgumentResolver.createNamedValueInfo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